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82bd" officeooo:paragraph-rsid="000582bd"/>
    </style:style>
    <style:style style:name="P2" style:family="paragraph" style:parent-style-name="Standard">
      <style:paragraph-properties fo:text-align="start" style:justify-single-word="false"/>
      <style:text-properties officeooo:rsid="000582bd" officeooo:paragraph-rsid="000582bd"/>
    </style:style>
    <style:style style:name="P3" style:family="paragraph" style:parent-style-name="Standard">
      <style:paragraph-properties fo:text-align="start" style:justify-single-word="false"/>
      <style:text-properties officeooo:rsid="0006a5e6" officeooo:paragraph-rsid="0006a5e6"/>
    </style:style>
    <style:style style:name="P4" style:family="paragraph" style:parent-style-name="Standard">
      <style:paragraph-properties fo:text-align="start" style:justify-single-word="false"/>
      <style:text-properties officeooo:paragraph-rsid="0006a5e6"/>
    </style:style>
    <style:style style:name="T1" style:family="text">
      <style:text-properties officeooo:rsid="0006a5e6"/>
    </style:style>
    <style:style style:name="T2" style:family="text">
      <style:text-properties officeooo:rsid="00089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o nominal: Piloter l’hélicoptère</text:p>
      <text:p text:style-name="P2"/>
      <text:p text:style-name="P2"/>
      <text:p text:style-name="P2"/>
      <text:p text:style-name="P2"/>
      <text:p text:style-name="P2"/>
      <text:p text:style-name="P3">Scénario principal:</text:p>
      <text:p text:style-name="P3"/>
      <text:p text:style-name="P3"><text:tab/>1. L’utilisateur appuie sur le bouton permettant de déployer l’hélicoptère</text:p>
      <text:p text:style-name="P3"><text:tab/>2. L’hélicoptère virtuel se détache du rover et remplace temporairement le rover en tant que <text:tab/>véhicule piloté par l’utilisateur</text:p>
      <text:p text:style-name="P3"><text:tab/>3. Le système affiche la jauge d’énergie de l’hélicoptère</text:p>
      <text:p text:style-name="P3"><text:tab/>4. L’utilisateur appuie sur la touche permettant d’avancer</text:p>
      <text:p text:style-name="P3"><text:tab/>5. L’hélicoptère avance tant que la touche est enfoncée</text:p>
      <text:p text:style-name="P3"><text:tab/>6. L’utilisateur relache la touche avant que l’hélicoptère rencontre un obstacle</text:p>
      <text:p text:style-name="P3"><text:tab/>7. L’utilisateur appuie sur la touche permettant de monter</text:p>
      <text:p text:style-name="P3"><text:tab/>8. L’altitude de l’hélicoptère augmente</text:p>
      <text:p text:style-name="P3"><text:tab/>9. L’utilisateur rappuie sur la touche pour avancer</text:p>
      <text:p text:style-name="P3"><text:tab/>10. L’hélicoptère avance et passe au-dessus de l’obstacle</text:p>
      <text:p text:style-name="P3"><text:tab/>11. L’utilisateur remarque que la jauge d’énergie de l’hélicoptère est basse</text:p>
      <text:p text:style-name="P3"><text:tab/>12. L’utilisateur appuie sur la touche permettant d’atterir</text:p>
      <text:p text:style-name="P3"><text:tab/>13. L’hélicoptère atterrit</text:p>
      <text:p text:style-name="P3"><text:tab/>14. L’utilisateur attend que la jauge d’énergie se remplisse</text:p>
      <text:p text:style-name="P4"><text:span text:style-name="T1"><text:tab/>15. Une fois la jauge remplie l’utilisateur </text:span><text:span text:style-name="T2">appuie sur le bouton permettant de décoller</text:span></text:p>
      <text:p text:style-name="P3"><text:tab/><text:span text:style-name="T2">16. L’hélioptère se remet en route</text:span></text:p>
      <text:p text:style-name="P3"><text:tab/><text:span text:style-name="T2">17. L’utilisateur appuie sur le bouton permettant de pivoter</text:span></text:p>
      <text:p text:style-name="P3"><text:tab/><text:span text:style-name="T2">18. L’hélicoptère pivote sur lui-même tant que la touche est enfoncée</text:span></text:p>
      <text:p text:style-name="P3"><text:tab/><text:span text:style-name="T2">19. L’utilisateur appuie sur le bouton pour ranger l’hélicoptère</text:span></text:p>
      <text:p text:style-name="P3"><text:tab/><text:span text:style-name="T2">20. L’hélicoptère vient se poser sur le rover</text:span></text:p>
      <text:p text:style-name="P3"><text:tab/><text:span text:style-name="T2">21. L’utilisateur reprend le contrôle du rover</text:span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9T18:39:55.029157818</meta:creation-date>
    <meta:generator>LibreOffice/6.4.7.2$Linux_X86_64 LibreOffice_project/40$Build-2</meta:generator>
    <dc:date>2024-03-19T18:55:48.263515036</dc:date>
    <meta:editing-duration>PT4M53S</meta:editing-duration>
    <meta:editing-cycles>2</meta:editing-cycles>
    <meta:document-statistic meta:table-count="0" meta:image-count="0" meta:object-count="0" meta:page-count="1" meta:paragraph-count="24" meta:word-count="197" meta:character-count="1362" meta:non-whitespace-character-count="1165"/>
  </office:meta>
</office:document-meta>
</file>